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ucida Sans" svg:font-family="'Lucida Sans', Arial, Helvetica, sans-serif"/>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2.125in" table:align="left"/>
    </style:style>
    <style:style style:name="Table1.A" style:family="table-column">
      <style:table-column-properties style:column-width="2.125in"/>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ce95f" officeooo:paragraph-rsid="000ce95f"/>
    </style:style>
    <style:style style:name="P2" style:family="paragraph" style:parent-style-name="Standard">
      <style:text-properties officeooo:rsid="000e0d13" officeooo:paragraph-rsid="000e0d13"/>
    </style:style>
    <style:style style:name="P3" style:family="paragraph" style:parent-style-name="Standard">
      <style:text-properties officeooo:rsid="000f6691" officeooo:paragraph-rsid="000f6691"/>
    </style:style>
    <style:style style:name="P4" style:family="paragraph" style:parent-style-name="Standard">
      <style:text-properties officeooo:rsid="000f6691" officeooo:paragraph-rsid="001261b8"/>
    </style:style>
    <style:style style:name="P5" style:family="paragraph" style:parent-style-name="Standard">
      <style:text-properties officeooo:paragraph-rsid="000f6691"/>
    </style:style>
    <style:style style:name="P6" style:family="paragraph" style:parent-style-name="Standard">
      <style:text-properties officeooo:rsid="0010cb04" officeooo:paragraph-rsid="0010cb04"/>
    </style:style>
    <style:style style:name="P7" style:family="paragraph" style:parent-style-name="Standard">
      <style:text-properties officeooo:rsid="0010cb04" officeooo:paragraph-rsid="001261b8"/>
    </style:style>
    <style:style style:name="P8" style:family="paragraph" style:parent-style-name="Text_20_body">
      <style:paragraph-properties style:line-height-at-least="0.1665in"/>
      <style:text-properties fo:font-variant="normal" fo:text-transform="none" fo:color="#000000" style:font-name="monospace" fo:font-size="9pt" fo:letter-spacing="normal" fo:font-style="normal" fo:font-weight="normal"/>
    </style:style>
    <style:style style:name="P9" style:family="paragraph" style:parent-style-name="Text_20_body">
      <style:text-properties officeooo:rsid="000fba0d" officeooo:paragraph-rsid="000fba0d"/>
    </style:style>
    <style:style style:name="P10" style:family="paragraph" style:parent-style-name="Text_20_body">
      <style:paragraph-properties fo:margin-top="0in" fo:margin-bottom="0in" loext:contextual-spacing="false" style:line-height-at-least="0.1665in"/>
      <style:text-properties fo:font-variant="normal" fo:text-transform="none" fo:color="#000000" style:font-name="monospace" fo:font-size="9pt" fo:letter-spacing="normal" fo:font-style="normal" fo:font-weight="normal"/>
    </style:style>
    <style:style style:name="P11" style:family="paragraph" style:parent-style-name="Preformatted_20_Text">
      <style:paragraph-properties fo:margin-top="0in" fo:margin-bottom="0in" loext:contextual-spacing="false" style:line-height-at-least="0.1665in" fo:padding="0in" fo:border="none"/>
      <style:text-properties fo:font-variant="normal" fo:text-transform="none" fo:color="#000000" fo:letter-spacing="normal" fo:padding="0in" fo:border="none"/>
    </style:style>
    <style:style style:name="P12" style:family="paragraph" style:parent-style-name="Preformatted_20_Text">
      <style:paragraph-properties fo:margin-top="0in" fo:margin-bottom="0in" loext:contextual-spacing="false" style:line-height-at-least="0.1665in" fo:padding="0in" fo:border="none"/>
      <style:text-properties fo:font-variant="normal" fo:text-transform="none" fo:color="#000000" style:font-name="Lucida Sans" fo:font-size="9pt" fo:letter-spacing="normal" fo:font-style="normal" fo:font-weight="normal" fo:padding="0in" fo:border="none"/>
    </style:style>
    <style:style style:name="P13" style:family="paragraph" style:parent-style-name="Text_20_body">
      <style:paragraph-properties fo:margin-left="0in" fo:margin-right="0in" fo:margin-top="0in" fo:margin-bottom="0in" loext:contextual-spacing="false" style:line-height-at-least="0.1665in" fo:text-indent="0in" style:auto-text-indent="false"/>
      <style:text-properties fo:font-variant="normal" fo:text-transform="none" fo:color="#000000" style:font-name="monospace" fo:font-size="9pt" fo:letter-spacing="normal" fo:font-style="normal" fo:font-weight="normal"/>
    </style:style>
    <style:style style:name="P14" style:family="paragraph" style:parent-style-name="Text_20_body">
      <style:paragraph-properties fo:margin-left="0in" fo:margin-right="0in" fo:margin-top="0in" fo:margin-bottom="0in" loext:contextual-spacing="false" style:line-height-at-least="0.1874in" fo:text-align="start" style:justify-single-word="false" fo:text-indent="0in" style:auto-text-indent="false"/>
    </style:style>
    <style:style style:name="P15" style:family="paragraph" style:parent-style-name="Preformatted_20_Text">
      <style:paragraph-properties fo:margin-left="0in" fo:margin-right="0in" fo:margin-top="0in" fo:margin-bottom="0in" loext:contextual-spacing="false" style:line-height-at-least="0.1665in" fo:text-indent="0in" style:auto-text-indent="false" fo:padding="0in" fo:border="none"/>
      <style:text-properties fo:font-variant="normal" fo:text-transform="none" fo:color="#000000" style:font-name="Lucida Sans" fo:font-size="9pt" fo:letter-spacing="normal" fo:font-style="normal" fo:font-weight="normal" fo:padding="0in" fo:border="none"/>
    </style:style>
    <style:style style:name="P16" style:family="paragraph" style:parent-style-name="Text_20_body">
      <style:paragraph-properties fo:margin-left="0in" fo:margin-right="0in" style:line-height-at-least="0.1665in" fo:text-indent="0in" style:auto-text-indent="false"/>
    </style:style>
    <style:style style:name="P17" style:family="paragraph" style:parent-style-name="Heading_20_3">
      <style:paragraph-properties fo:margin-left="0in" fo:margin-right="0in" fo:margin-top="0.2083in" fo:margin-bottom="0.0972in" loext:contextual-spacing="false" style:line-height-at-least="0.1665in" fo:text-indent="0in" style:auto-text-indent="false"/>
      <style:text-properties fo:font-variant="normal" fo:text-transform="none" fo:color="#8c1515" style:font-name="Lucida Sans" fo:font-size="9pt" fo:letter-spacing="normal" fo:font-style="normal" fo:font-weight="bold"/>
    </style:style>
    <style:style style:name="P18" style:family="paragraph" style:parent-style-name="Heading_20_3">
      <style:text-properties fo:font-variant="normal" fo:text-transform="none" fo:color="#8c1515" style:font-name="Lucida Sans" fo:font-size="9pt" fo:letter-spacing="normal" fo:font-style="normal" fo:font-weight="bold" officeooo:rsid="000e0d13" officeooo:paragraph-rsid="000e0d13"/>
    </style:style>
    <style:style style:name="P19" style:family="paragraph" style:parent-style-name="Heading_20_3">
      <style:text-properties fo:font-variant="normal" fo:text-transform="none" fo:color="#8c1515" style:font-name="Lucida Sans" fo:font-size="9pt" fo:letter-spacing="normal" fo:font-style="normal" fo:font-weight="bold" officeooo:rsid="000f6691" officeooo:paragraph-rsid="000f6691"/>
    </style:style>
    <style:style style:name="P20" style:family="paragraph" style:parent-style-name="Heading_20_3">
      <style:text-properties fo:font-variant="normal" fo:text-transform="none" fo:color="#8c1515" style:font-name="Lucida Sans" fo:font-size="9pt" fo:letter-spacing="normal" fo:font-style="normal" fo:font-weight="bold" officeooo:rsid="000fba0d" officeooo:paragraph-rsid="000fba0d"/>
    </style:style>
    <style:style style:name="P21" style:family="paragraph" style:parent-style-name="Standard">
      <style:text-properties officeooo:rsid="000e0d13" officeooo:paragraph-rsid="000e0d13"/>
    </style:style>
    <style:style style:name="P22" style:family="paragraph" style:parent-style-name="Standard">
      <style:text-properties fo:font-size="15pt" officeooo:rsid="000e0d13" officeooo:paragraph-rsid="000e0d13" style:font-size-asian="15pt" style:font-size-complex="15pt"/>
    </style:style>
    <style:style style:name="P23" style:family="paragraph" style:parent-style-name="Text_20_body">
      <style:text-properties officeooo:rsid="00162d7a"/>
    </style:style>
    <style:style style:name="P24" style:family="paragraph" style:parent-style-name="Text_20_body">
      <style:text-properties officeooo:rsid="00162d7a" officeooo:paragraph-rsid="00162d7a"/>
    </style:style>
    <style:style style:name="P25" style:family="paragraph" style:parent-style-name="Text_20_body">
      <style:text-properties officeooo:rsid="00162d7a" officeooo:paragraph-rsid="00173ea8"/>
    </style:style>
    <style:style style:name="P26" style:family="paragraph" style:parent-style-name="Text_20_body">
      <style:text-properties officeooo:rsid="00162d7a" officeooo:paragraph-rsid="00187f25"/>
    </style:style>
    <style:style style:name="P27" style:family="paragraph" style:parent-style-name="Text_20_body">
      <style:text-properties officeooo:paragraph-rsid="00173ea8"/>
    </style:style>
    <style:style style:name="P28" style:family="paragraph" style:parent-style-name="Text_20_body">
      <style:text-properties officeooo:rsid="00187f25" officeooo:paragraph-rsid="00187f25"/>
    </style:style>
    <style:style style:name="P29" style:family="paragraph" style:parent-style-name="Text_20_body">
      <style:text-properties officeooo:paragraph-rsid="00187f25"/>
    </style:style>
    <style:style style:name="P30" style:family="paragraph" style:parent-style-name="Text_20_body">
      <style:text-properties officeooo:rsid="00191418" officeooo:paragraph-rsid="00191418"/>
    </style:style>
    <style:style style:name="P31" style:family="paragraph" style:parent-style-name="Text_20_body">
      <style:text-properties officeooo:rsid="000fba0d" officeooo:paragraph-rsid="000fba0d"/>
    </style:style>
    <style:style style:name="P32" style:family="paragraph" style:parent-style-name="Text_20_body">
      <style:text-properties officeooo:rsid="0019be56" officeooo:paragraph-rsid="0019be56"/>
    </style:style>
    <style:style style:name="P33" style:family="paragraph" style:parent-style-name="Text_20_body">
      <style:text-properties officeooo:rsid="001bbed4" officeooo:paragraph-rsid="001bbed4"/>
    </style:style>
    <style:style style:name="P34" style:family="paragraph" style:parent-style-name="Text_20_body">
      <style:text-properties officeooo:rsid="001f4243" officeooo:paragraph-rsid="001f4243"/>
    </style:style>
    <style:style style:name="P35" style:family="paragraph" style:parent-style-name="Text_20_body">
      <style:paragraph-properties fo:margin-left="0in" fo:margin-right="0in" fo:margin-top="0in" fo:margin-bottom="0in" loext:contextual-spacing="false" style:line-height-at-least="0.1874in" fo:text-align="center" style:justify-single-word="false" fo:text-indent="0in" style:auto-text-indent="false"/>
    </style:style>
    <style:style style:name="P36" style:family="paragraph" style:parent-style-name="Text_20_body">
      <style:paragraph-properties fo:margin-left="0in" fo:margin-right="0in" fo:margin-top="0in" fo:margin-bottom="0in" loext:contextual-spacing="false" style:line-height-at-least="0.1874in" fo:text-align="start" style:justify-single-word="false" fo:text-indent="0in" style:auto-text-indent="false"/>
      <style:text-properties officeooo:rsid="00162d7a" officeooo:paragraph-rsid="00162d7a"/>
    </style:style>
    <style:style style:name="P37" style:family="paragraph" style:parent-style-name="Text_20_body">
      <style:paragraph-properties fo:margin-left="0in" fo:margin-right="0in" fo:margin-top="0in" fo:margin-bottom="0in" loext:contextual-spacing="false" style:line-height-at-least="0.1874in" fo:text-align="center" style:justify-single-word="false" fo:text-indent="0in" style:auto-text-indent="false"/>
      <style:text-properties officeooo:rsid="00162d7a"/>
    </style:style>
    <style:style style:name="P38" style:family="paragraph" style:parent-style-name="Text_20_body">
      <style:paragraph-properties fo:margin-left="0in" fo:margin-right="0in" fo:margin-top="0in" fo:margin-bottom="0in" loext:contextual-spacing="false" style:line-height-at-least="0.1874in" fo:text-align="start" style:justify-single-word="false" fo:text-indent="0in" style:auto-text-indent="false"/>
      <style:text-properties fo:font-size="15pt" officeooo:rsid="00173ea8" officeooo:paragraph-rsid="00173ea8" style:font-size-asian="15pt" style:font-size-complex="15pt"/>
    </style:style>
    <style:style style:name="P39" style:family="paragraph" style:parent-style-name="Text_20_body">
      <style:paragraph-properties fo:margin-left="0in" fo:margin-right="0in" fo:margin-top="0in" fo:margin-bottom="0in" loext:contextual-spacing="false" style:line-height-at-least="0.1874in" fo:text-align="start" style:justify-single-word="false" fo:text-indent="0in" style:auto-text-indent="false"/>
      <style:text-properties fo:font-size="12pt" officeooo:rsid="00173ea8" officeooo:paragraph-rsid="00173ea8" style:font-size-asian="10.5pt" style:font-size-complex="12pt"/>
    </style:style>
    <style:style style:name="T1" style:family="text">
      <style:text-properties fo:font-variant="normal" fo:text-transform="none" fo:color="#000000" style:font-name="Lucida Sans" fo:font-size="9pt" fo:letter-spacing="normal" fo:font-style="normal" fo:font-weight="normal" fo:padding="0in" fo:border="none"/>
    </style:style>
    <style:style style:name="T2" style:family="text">
      <style:text-properties fo:font-variant="normal" fo:text-transform="none" fo:color="#333333" style:font-name="Helvetica Neue" fo:font-size="9.75pt" fo:letter-spacing="normal" fo:font-style="normal" fo:font-weight="normal"/>
    </style:style>
    <style:style style:name="T3" style:family="text">
      <style:text-properties fo:font-variant="normal" fo:text-transform="none" fo:color="#333333" style:font-name="Helvetica Neue" fo:font-size="9.75pt" fo:letter-spacing="normal" fo:font-style="normal" fo:font-weight="normal" fo:padding="0in" fo:border="none"/>
    </style:style>
    <style:style style:name="T4" style:family="text">
      <style:text-properties fo:font-variant="normal" fo:text-transform="none" fo:color="#333333" style:font-name="Helvetica Neue" fo:font-size="9.75pt" fo:letter-spacing="normal" fo:font-style="normal" fo:font-weight="normal" officeooo:rsid="001261b8" fo:padding="0in" fo:border="none"/>
    </style:style>
    <style:style style:name="T5" style:family="text">
      <style:text-properties fo:font-variant="normal" fo:text-transform="none" fo:color="#333333" style:font-name="Helvetica Neue" fo:font-size="9.75pt" fo:letter-spacing="normal" fo:font-style="normal" fo:font-weight="normal" officeooo:rsid="0012d91e" fo:padding="0in" fo:border="none"/>
    </style:style>
    <style:style style:name="T6" style:family="text">
      <style:text-properties fo:font-variant="normal" fo:text-transform="none" fo:color="#9932cc" style:font-name="Helvetica Neue" fo:font-size="9.75pt" fo:letter-spacing="normal" fo:font-style="normal" fo:font-weight="normal"/>
    </style:style>
    <style:style style:name="T7" style:family="text">
      <style:text-properties fo:font-variant="normal" fo:text-transform="none" fo:color="#9932cc" style:font-name="Helvetica Neue" fo:font-size="9.75pt" fo:letter-spacing="normal" fo:font-style="normal" fo:font-weight="normal" officeooo:rsid="0014997b"/>
    </style:style>
    <style:style style:name="T8" style:family="text">
      <style:text-properties fo:font-variant="normal" fo:text-transform="none" fo:color="#9932cc" style:font-name="Helvetica Neue" fo:font-size="6.75pt" fo:letter-spacing="normal" fo:font-style="normal" fo:font-weight="bold" fo:padding="0in" fo:border="none"/>
    </style:style>
    <style:style style:name="T9" style:family="text">
      <style:text-properties fo:font-variant="normal" fo:text-transform="none" fo:color="#dc143c" style:font-name="Helvetica Neue" fo:font-size="9.75pt" fo:letter-spacing="normal" fo:font-style="normal" fo:font-weight="normal"/>
    </style:style>
    <style:style style:name="T10" style:family="text">
      <style:text-properties fo:font-variant="normal" fo:text-transform="none" fo:color="#dc143c" style:font-name="Helvetica Neue" fo:font-size="6.75pt" fo:letter-spacing="normal" fo:font-style="normal" fo:font-weight="bold" fo:padding="0in" fo:border="none"/>
    </style:style>
    <style:style style:name="T11" style:family="text">
      <style:text-properties fo:font-variant="normal" fo:text-transform="none" fo:color="#800000" style:font-name="Helvetica Neue" fo:font-size="9.75pt" fo:letter-spacing="normal" fo:font-style="normal" fo:font-weight="normal"/>
    </style:style>
    <style:style style:name="T12" style:family="text">
      <style:text-properties fo:font-variant="normal" fo:text-transform="none" fo:color="#800000" style:font-name="Helvetica Neue" fo:font-size="6.75pt" fo:letter-spacing="normal" fo:font-style="normal" fo:font-weight="bold" fo:padding="0in" fo:border="none"/>
    </style:style>
    <style:style style:name="T13" style:family="text">
      <style:text-properties fo:font-variant="normal" fo:text-transform="none" fo:color="#ff6347" style:font-name="Helvetica Neue" fo:font-size="9.75pt" fo:letter-spacing="normal" fo:font-style="normal" fo:font-weight="normal"/>
    </style:style>
    <style:style style:name="T14" style:family="text">
      <style:text-properties fo:font-variant="normal" fo:text-transform="none" fo:color="#ff6347" style:font-name="Helvetica Neue" fo:font-size="6.75pt" fo:letter-spacing="normal" fo:font-style="normal" fo:font-weight="bold" fo:padding="0in" fo:border="none"/>
    </style:style>
    <style:style style:name="T15" style:family="text">
      <style:text-properties fo:font-variant="normal" fo:text-transform="none" fo:color="#00008b" style:font-name="Helvetica Neue" fo:font-size="9.75pt" fo:letter-spacing="normal" fo:font-style="normal" fo:font-weight="normal"/>
    </style:style>
    <style:style style:name="T16" style:family="text">
      <style:text-properties fo:font-variant="normal" fo:text-transform="none" fo:color="#00008b" style:font-name="Helvetica Neue" fo:font-size="6.75pt" fo:letter-spacing="normal" fo:font-style="normal" fo:font-weight="bold" fo:padding="0in" fo:border="none"/>
    </style:style>
    <style:style style:name="T17" style:family="text">
      <style:text-properties fo:font-variant="normal" fo:text-transform="none" fo:color="#4682b4" style:font-name="Helvetica Neue" fo:font-size="9.75pt" fo:letter-spacing="normal" fo:font-style="normal" fo:font-weight="normal"/>
    </style:style>
    <style:style style:name="T18" style:family="text">
      <style:text-properties fo:font-variant="normal" fo:text-transform="none" fo:color="#4682b4" style:font-name="Helvetica Neue" fo:font-size="6.75pt" fo:letter-spacing="normal" fo:font-style="normal" fo:font-weight="bold" fo:padding="0in" fo:border="none"/>
    </style:style>
    <style:style style:name="T19" style:family="text">
      <style:text-properties fo:font-variant="normal" fo:text-transform="none" fo:color="#0000ff" style:font-name="Helvetica Neue" fo:font-size="9.75pt" fo:letter-spacing="normal" fo:font-style="normal" fo:font-weight="normal"/>
    </style:style>
    <style:style style:name="T20" style:family="text">
      <style:text-properties fo:font-variant="normal" fo:text-transform="none" fo:color="#0000ff" style:font-name="Helvetica Neue" fo:font-size="6.75pt" fo:letter-spacing="normal" fo:font-style="normal" fo:font-weight="bold" fo:padding="0in" fo:border="none"/>
    </style:style>
    <style:style style:name="T21" style:family="text">
      <style:text-properties fo:font-variant="normal" fo:text-transform="none" fo:color="#d2691e" style:font-name="Helvetica Neue" fo:font-size="9.75pt" fo:letter-spacing="normal" fo:font-style="normal" fo:font-weight="normal"/>
    </style:style>
    <style:style style:name="T22" style:family="text">
      <style:text-properties fo:font-variant="normal" fo:text-transform="none" fo:color="#d2691e" style:font-name="Helvetica Neue" fo:font-size="6.75pt" fo:letter-spacing="normal" fo:font-style="normal" fo:font-weight="bold" fo:padding="0in" fo:border="none"/>
    </style:style>
    <style:style style:name="T23" style:family="text">
      <style:text-properties fo:font-variant="normal" fo:text-transform="none" fo:color="#6a5acd" style:font-name="Helvetica Neue" fo:font-size="9.75pt" fo:letter-spacing="normal" fo:font-style="normal" fo:font-weight="normal"/>
    </style:style>
    <style:style style:name="T24" style:family="text">
      <style:text-properties fo:font-variant="normal" fo:text-transform="none" fo:color="#6a5acd" style:font-name="Helvetica Neue" fo:font-size="6.75pt" fo:letter-spacing="normal" fo:font-style="normal" fo:font-weight="bold" fo:padding="0in" fo:border="none"/>
    </style:style>
    <style:style style:name="T25" style:family="text">
      <style:text-properties fo:font-variant="normal" fo:text-transform="none" fo:color="#800080" style:font-name="Helvetica Neue" fo:font-size="9.75pt" fo:letter-spacing="normal" fo:font-style="normal" fo:font-weight="normal"/>
    </style:style>
    <style:style style:name="T26" style:family="text">
      <style:text-properties fo:font-variant="normal" fo:text-transform="none" fo:color="#800080" style:font-name="Helvetica Neue" fo:font-size="6.75pt" fo:letter-spacing="normal" fo:font-style="normal" fo:font-weight="bold" fo:padding="0in" fo:border="none"/>
    </style:style>
    <style:style style:name="T27" style:family="text">
      <style:text-properties fo:font-variant="normal" fo:text-transform="none" fo:color="#ff8c00" style:font-name="Helvetica Neue" fo:font-size="9.75pt" fo:letter-spacing="normal" fo:font-style="normal" fo:font-weight="normal"/>
    </style:style>
    <style:style style:name="T28" style:family="text">
      <style:text-properties fo:font-variant="normal" fo:text-transform="none" fo:color="#ff8c00" style:font-name="Helvetica Neue" fo:font-size="6.75pt" fo:letter-spacing="normal" fo:font-style="normal" fo:font-weight="bold" fo:padding="0in" fo:border="none"/>
    </style:style>
    <style:style style:name="T29" style:family="text">
      <style:text-properties fo:font-variant="normal" fo:text-transform="none" fo:color="#006400" style:font-name="Helvetica Neue" fo:font-size="9.75pt" fo:letter-spacing="normal" fo:font-style="normal" fo:font-weight="normal"/>
    </style:style>
    <style:style style:name="T30" style:family="text">
      <style:text-properties fo:font-variant="normal" fo:text-transform="none" fo:color="#006400" style:font-name="Helvetica Neue" fo:font-size="6.75pt" fo:letter-spacing="normal" fo:font-style="normal" fo:font-weight="bold" fo:padding="0in" fo:border="none"/>
    </style:style>
    <style:style style:name="T31" style:family="text">
      <style:text-properties fo:font-variant="normal" fo:text-transform="none" fo:color="#006400" style:font-name="Helvetica Neue" fo:font-size="6.75pt" fo:letter-spacing="normal" fo:font-style="normal" fo:font-weight="bold" officeooo:rsid="001261b8" fo:padding="0in" fo:border="none"/>
    </style:style>
    <style:style style:name="T32" style:family="text">
      <style:text-properties fo:font-variant="normal" fo:text-transform="none" fo:color="#c71585" style:font-name="Helvetica Neue" fo:font-size="9.75pt" fo:letter-spacing="normal" fo:font-style="normal" fo:font-weight="normal"/>
    </style:style>
    <style:style style:name="T33" style:family="text">
      <style:text-properties fo:font-variant="normal" fo:text-transform="none" fo:color="#c71585" style:font-name="Helvetica Neue" fo:font-size="6.75pt" fo:letter-spacing="normal" fo:font-style="normal" fo:font-weight="bold" fo:padding="0in" fo:border="none"/>
    </style:style>
    <style:style style:name="T34" style:family="text">
      <style:text-properties fo:font-variant="normal" fo:text-transform="none" fo:color="#ff4500" style:font-name="Helvetica Neue" fo:font-size="9.75pt" fo:letter-spacing="normal" fo:font-style="normal" fo:font-weight="normal"/>
    </style:style>
    <style:style style:name="T35" style:family="text">
      <style:text-properties fo:font-variant="normal" fo:text-transform="none" fo:color="#ff4500" style:font-name="Helvetica Neue" fo:font-size="6.75pt" fo:letter-spacing="normal" fo:font-style="normal" fo:font-weight="bold" fo:padding="0in" fo:border="none"/>
    </style:style>
    <style:style style:name="T36" style:family="text">
      <style:text-properties fo:font-variant="normal" fo:text-transform="none" fo:color="#000080" style:font-name="Helvetica Neue" fo:font-size="9.75pt" fo:letter-spacing="normal" fo:font-style="normal" fo:font-weight="normal"/>
    </style:style>
    <style:style style:name="T37" style:family="text">
      <style:text-properties fo:font-variant="normal" fo:text-transform="none" fo:color="#000080" style:font-name="Helvetica Neue" fo:font-size="6.75pt" fo:letter-spacing="normal" fo:font-style="normal" fo:font-weight="bold" fo:padding="0in" fo:border="none"/>
    </style:style>
    <style:style style:name="T38" style:family="text">
      <style:text-properties style:font-name="Lucida Sans" fo:font-size="9pt" fo:font-style="normal" fo:font-weight="normal"/>
    </style:style>
    <style:style style:name="T39" style:family="text">
      <style:text-properties officeooo:rsid="000f6691"/>
    </style:style>
    <style:style style:name="T40" style:family="text">
      <style:text-properties officeooo:rsid="00173ea8"/>
    </style:style>
    <style:style style:name="T41" style:family="text">
      <style:text-properties fo:font-size="12pt" style:font-size-asian="10.5pt" style:font-size-complex="12pt"/>
    </style:style>
    <style:style style:name="T42" style:family="text">
      <style:text-properties fo:font-size="12pt" officeooo:rsid="00162d7a" style:font-size-asian="10.5pt" style:font-size-complex="12pt"/>
    </style:style>
    <style:style style:name="T43" style:family="text">
      <style:text-properties fo:font-size="12pt" officeooo:rsid="001be21e" style:font-size-asian="10.5pt" style:font-size-complex="12pt"/>
    </style:style>
    <style:style style:name="T44" style:family="text">
      <style:text-properties fo:font-size="12pt" officeooo:rsid="001d43ab" style:font-size-asian="10.5pt" style:font-size-complex="12pt"/>
    </style:style>
    <style:style style:name="T45" style:family="text">
      <style:text-properties fo:font-size="12pt" officeooo:rsid="001d92ae" style:font-size-asian="10.5pt" style:font-size-complex="12pt"/>
    </style:style>
    <style:style style:name="T46" style:family="text">
      <style:text-properties fo:font-size="12pt" officeooo:rsid="001deeef" style:font-size-asian="10.5pt" style:font-size-complex="12pt"/>
    </style:style>
    <style:style style:name="T47" style:family="text">
      <style:text-properties officeooo:rsid="00191418"/>
    </style:style>
    <style:style style:name="T48" style:family="text">
      <style:text-properties officeooo:rsid="001d43ab"/>
    </style:style>
    <style:style style:name="T49" style:family="text">
      <style:text-properties officeooo:rsid="001d92a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orge Maratos</text:p>
      <text:p text:style-name="P1">Homework 2 part a</text:p>
      <text:p text:style-name="P1"/>
      <text:p text:style-name="P1"/>
      <text:p text:style-name="P1"/>
      <text:p text:style-name="P22">Part 1 Automatic POS tagging:</text:p>
      <text:p text:style-name="P22"/>
      <text:p text:style-name="P2"/>
      <text:p text:style-name="P2">1. “I am sitting in Mindy's restaurant putting on the gefillte fish, which is a d<text:span text:style-name="T48">is</text:span>h I am very fond of”</text:p>
      <text:p text:style-name="P2"/>
      <text:p text:style-name="P2"/>
      <text:p text:style-name="P2"/>
      <text:p text:style-name="P3">Results: nlp.stanford.edu</text:p>
      <text:h text:style-name="P18" text:outline-level="3">Your query</text:h>
      <text:p text:style-name="P16"><text:span text:style-name="Emphasis"><text:span text:style-name="T1">I am sitting in Mindy's restaurant putting on the gefillte fish, which is a dish I am very fond of</text:span></text:span></text:p>
      <text:h text:style-name="P17" text:outline-level="3">Tagging</text:h>
      <text:p text:style-name="P13">I/PRP</text:p>
      <text:p text:style-name="P10">am/VBP</text:p>
      <text:p text:style-name="P10">sitting/VBG</text:p>
      <text:p text:style-name="P10">in/IN</text:p>
      <text:p text:style-name="P10">Mindy/NNP</text:p>
      <text:p text:style-name="P10">'s/POS</text:p>
      <text:p text:style-name="P10">restaurant/NN</text:p>
      <text:p text:style-name="P10">putting/VBG</text:p>
      <text:p text:style-name="P10">on/IN</text:p>
      <text:p text:style-name="P10">the/DT</text:p>
      <text:p text:style-name="P10">gefillte/JJ</text:p>
      <text:p text:style-name="P10">fish/NN</text:p>
      <text:p text:style-name="P10">,/,</text:p>
      <text:p text:style-name="P10">which/WDT</text:p>
      <text:p text:style-name="P10">is/VBZ</text:p>
      <text:p text:style-name="P10">a/DT</text:p>
      <text:p text:style-name="P10">dish/NN</text:p>
      <text:p text:style-name="P10">I/PRP</text:p>
      <text:p text:style-name="P10">am/VBP</text:p>
      <text:p text:style-name="P10">very/RB</text:p>
      <text:p text:style-name="P10">fond/JJ</text:p>
      <text:p text:style-name="P8">of/IN</text:p>
      <text:h text:style-name="P17" text:outline-level="3">Parse</text:h>
      <text:p text:style-name="P15"><text:bookmark text:name="parse"/>(ROOT</text:p>
      <text:p text:style-name="P11"><text:s text:c="2"/><text:span text:style-name="T38">(S</text:span></text:p>
      <text:p text:style-name="P11"><text:s text:c="4"/><text:span text:style-name="T38">(NP (PRP I))</text:span></text:p>
      <text:p text:style-name="P11"><text:s text:c="4"/><text:span text:style-name="T38">(VP (VBP am)</text:span></text:p>
      <text:p text:style-name="P11"><text:s text:c="6"/><text:span text:style-name="T38">(VP (VBG sitting)</text:span></text:p>
      <text:p text:style-name="P11"><text:s text:c="8"/><text:span text:style-name="T38">(PP (IN in)</text:span></text:p>
      <text:p text:style-name="P11"><text:s text:c="10"/><text:span text:style-name="T38">(NP</text:span></text:p>
      <text:p text:style-name="P11"><text:s text:c="12"/><text:span text:style-name="T38">(NP (NNP Mindy) (POS 's))</text:span></text:p>
      <text:p text:style-name="P11"><text:s text:c="12"/><text:span text:style-name="T38">(NN restaurant)))</text:span></text:p>
      <text:p text:style-name="P11"><text:soft-page-break/><text:s text:c="8"/><text:span text:style-name="T38">(S</text:span></text:p>
      <text:p text:style-name="P11"><text:s text:c="10"/><text:span text:style-name="T38">(VP (VBG putting)</text:span></text:p>
      <text:p text:style-name="P11"><text:s text:c="12"/><text:span text:style-name="T38">(PP (IN on)</text:span></text:p>
      <text:p text:style-name="P11"><text:s text:c="14"/><text:span text:style-name="T38">(NP</text:span></text:p>
      <text:p text:style-name="P11"><text:s text:c="16"/><text:span text:style-name="T38">(NP (DT the) (JJ gefillte) (NN fish))</text:span></text:p>
      <text:p text:style-name="P11"><text:s text:c="16"/><text:span text:style-name="T38">(, ,)</text:span></text:p>
      <text:p text:style-name="P11"><text:s text:c="16"/><text:span text:style-name="T38">(SBAR</text:span></text:p>
      <text:p text:style-name="P11"><text:s text:c="18"/><text:span text:style-name="T38">(WHNP (WDT which))</text:span></text:p>
      <text:p text:style-name="P11"><text:s text:c="18"/><text:span text:style-name="T38">(S</text:span></text:p>
      <text:p text:style-name="P11"><text:s text:c="20"/><text:span text:style-name="T38">(VP (VBZ is)</text:span></text:p>
      <text:p text:style-name="P11"><text:s text:c="22"/><text:span text:style-name="T38">(NP</text:span></text:p>
      <text:p text:style-name="P11"><text:s text:c="24"/><text:span text:style-name="T38">(NP (DT a) (NN dish))</text:span></text:p>
      <text:p text:style-name="P11"><text:s text:c="24"/><text:span text:style-name="T38">(SBAR</text:span></text:p>
      <text:p text:style-name="P11"><text:s text:c="26"/><text:span text:style-name="T38">(S</text:span></text:p>
      <text:p text:style-name="P11"><text:s text:c="28"/><text:span text:style-name="T38">(NP (PRP I))</text:span></text:p>
      <text:p text:style-name="P11"><text:s text:c="28"/><text:span text:style-name="T38">(VP (VBP am)</text:span></text:p>
      <text:p text:style-name="P11"><text:s text:c="30"/><text:span text:style-name="T38">(ADJP (RB very) (JJ fond)</text:span></text:p>
      <text:p text:style-name="P11"><text:s text:c="32"/><text:span text:style-name="T38">(PP (IN of))))))))))))))))))</text:span></text:p>
      <text:h text:style-name="P17" text:outline-level="3">Typed dependencies</text:h>
      <text:p text:style-name="P15">nsubj(sitting-3, I-1)</text:p>
      <text:p text:style-name="P12">aux(sitting-3, am-2)</text:p>
      <text:p text:style-name="P12">root(ROOT-0, sitting-3)</text:p>
      <text:p text:style-name="P12">prep(sitting-3, in-4)</text:p>
      <text:p text:style-name="P12">poss(restaurant-7, Mindy-5)</text:p>
      <text:p text:style-name="P12">possessive(Mindy-5, 's-6)</text:p>
      <text:p text:style-name="P12">pobj(in-4, restaurant-7)</text:p>
      <text:p text:style-name="P12">vmod(sitting-3, putting-8)</text:p>
      <text:p text:style-name="P12">prep(putting-8, on-9)</text:p>
      <text:p text:style-name="P12">det(fish-12, the-10)</text:p>
      <text:p text:style-name="P12">amod(fish-12, gefillte-11)</text:p>
      <text:p text:style-name="P12">pobj(on-9, fish-12)</text:p>
      <text:p text:style-name="P12">nsubj(dish-17, which-14)</text:p>
      <text:p text:style-name="P12">cop(dish-17, is-15)</text:p>
      <text:p text:style-name="P12">det(dish-17, a-16)</text:p>
      <text:p text:style-name="P12">rcmod(fish-12, dish-17)</text:p>
      <text:p text:style-name="P12">nsubj(fond-21, I-18)</text:p>
      <text:p text:style-name="P12">cop(fond-21, am-19)</text:p>
      <text:p text:style-name="P12">advmod(fond-21, very-20)</text:p>
      <text:p text:style-name="P12">rcmod(dish-17, fond-21)</text:p>
      <text:p text:style-name="P12">prep(fond-21, of-22)</text:p>
      <text:h text:style-name="P17" text:outline-level="3">Typed dependencies, collapsed</text:h>
      <text:p text:style-name="P15">nsubj(sitting-3, I-1)</text:p>
      <text:p text:style-name="P12">aux(sitting-3, am-2)</text:p>
      <text:p text:style-name="P12">root(ROOT-0, sitting-3)</text:p>
      <text:p text:style-name="P12">poss(restaurant-7, Mindy-5)</text:p>
      <text:p text:style-name="P12">prep_in(sitting-3, restaurant-7)</text:p>
      <text:p text:style-name="P12">vmod(sitting-3, putting-8)</text:p>
      <text:p text:style-name="P12">det(fish-12, the-10)</text:p>
      <text:p text:style-name="P12">amod(fish-12, gefillte-11)</text:p>
      <text:p text:style-name="P12">prep_on(putting-8, fish-12)</text:p>
      <text:p text:style-name="P12">nsubj(dish-17, fish-12)</text:p>
      <text:p text:style-name="P12">cop(dish-17, is-15)</text:p>
      <text:p text:style-name="P12"><text:soft-page-break/>det(dish-17, a-16)</text:p>
      <text:p text:style-name="P12">rcmod(fish-12, dish-17)</text:p>
      <text:p text:style-name="P12">prep_of(fond-21, dish-17)</text:p>
      <text:p text:style-name="P12">nsubj(fond-21, I-18)</text:p>
      <text:p text:style-name="P12">cop(fond-21, am-19)</text:p>
      <text:p text:style-name="P12">advmod(fond-21, very-20)</text:p>
      <text:p text:style-name="P12">rcmod(dish-17, fond-21)</text:p>
      <text:p text:style-name="P2"/>
      <text:p text:style-name="P2"/>
      <text:p text:style-name="P2"/>
      <text:p text:style-name="P2"/>
      <text:p text:style-name="P2"/>
      <text:p text:style-name="P2"/>
      <text:p text:style-name="P6">Results from cogcomp.cs.illinois.edu:</text:p>
      <text:p text:style-name="P6"/>
      <text:p text:style-name="P6"><text:span text:style-name="T8">PRP</text:span><text:span text:style-name="T6">I</text:span><text:span text:style-name="T7">I</text:span><text:span text:style-name="T6"> </text:span><text:span text:style-name="T10">VBP|</text:span><text:span text:style-name="T9">am </text:span><text:span text:style-name="T12">VBG</text:span><text:span text:style-name="T3">|</text:span><text:span text:style-name="T11">sitting </text:span><text:span text:style-name="T14">IN</text:span><text:span text:style-name="T3">|</text:span><text:span text:style-name="T13">in </text:span><text:span text:style-name="T16">NNP</text:span><text:span text:style-name="T3">|</text:span><text:span text:style-name="T15">Mindy</text:span><text:span text:style-name="T2"> </text:span><text:span text:style-name="T18">POS</text:span><text:span text:style-name="T3">|</text:span><text:span text:style-name="T17">'s</text:span><text:span text:style-name="T2"> </text:span><text:span text:style-name="T20">NN</text:span><text:span text:style-name="T3">|</text:span><text:span text:style-name="T19">restaurant</text:span><text:span text:style-name="T2"> </text:span><text:span text:style-name="T12">VBG</text:span><text:span text:style-name="T3">|</text:span><text:span text:style-name="T11">putting </text:span><text:span text:style-name="T14">IN</text:span><text:span text:style-name="T3">|</text:span><text:span text:style-name="T13">on</text:span><text:span text:style-name="T2">|</text:span><text:span text:style-name="T22">DT</text:span><text:span text:style-name="T3">|</text:span><text:span text:style-name="T21">the </text:span><text:span text:style-name="T20">NN</text:span><text:span text:style-name="T3">|</text:span><text:span text:style-name="T19">gefillte</text:span><text:span text:style-name="T2"> </text:span><text:span text:style-name="T20">NN</text:span><text:span text:style-name="T3">|</text:span><text:span text:style-name="T19">fish</text:span><text:span text:style-name="T2"> </text:span><text:span text:style-name="T23">, </text:span><text:span text:style-name="T26">WDT</text:span><text:span text:style-name="T3">|</text:span><text:span text:style-name="T25">which</text:span><text:span text:style-name="T2"> </text:span><text:span text:style-name="T12">VBZ</text:span><text:span text:style-name="T3">|</text:span><text:span text:style-name="T11">is</text:span><text:span text:style-name="T2"> </text:span><text:span text:style-name="T22">DT</text:span><text:span text:style-name="T3">|</text:span><text:span text:style-name="T21">a</text:span><text:span text:style-name="T2"> </text:span><text:span text:style-name="T20">NN</text:span><text:span text:style-name="T3">|</text:span><text:span text:style-name="T19">dish</text:span><text:span text:style-name="T2"> </text:span><text:span text:style-name="T8">PRP</text:span><text:span text:style-name="T3">|</text:span><text:span text:style-name="T6">I</text:span><text:span text:style-name="T2"> </text:span><text:span text:style-name="T10">VBP</text:span><text:span text:style-name="T3">|</text:span><text:span text:style-name="T9">am</text:span><text:span text:style-name="T2"> </text:span><text:span text:style-name="T28">RB</text:span><text:span text:style-name="T3">|</text:span><text:span text:style-name="T27">very</text:span><text:span text:style-name="T2"> </text:span><text:span text:style-name="T30">JJ</text:span><text:span text:style-name="T3">|</text:span><text:span text:style-name="T29">fond</text:span><text:span text:style-name="T2"> </text:span><text:span text:style-name="T14">IN</text:span><text:span text:style-name="T3">|</text:span><text:span text:style-name="T13">of</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5"><text:span text:style-name="T39">2. Sentence: “</text:span>Wearn a suit tomorrow for da interview ;+) dats how serious da money is”</text:p>
      <text:p text:style-name="P5"/>
      <text:p text:style-name="P4">Results: nlp.stanford.edu</text:p>
      <text:h text:style-name="P19" text:outline-level="3">Your query</text:h>
      <text:p text:style-name="P16"><text:span text:style-name="Emphasis"><text:span text:style-name="T1">Wearn a suit tomorrow for da interview ;+) dats how serious da money is</text:span></text:span></text:p>
      <text:h text:style-name="P17" text:outline-level="3">Tagging</text:h>
      <text:p text:style-name="P13">Wearn/VB</text:p>
      <text:p text:style-name="P10">a/DT</text:p>
      <text:p text:style-name="P10">suit/NN</text:p>
      <text:p text:style-name="P10">tomorrow/NN</text:p>
      <text:p text:style-name="P10">for/IN</text:p>
      <text:p text:style-name="P10">da/NN</text:p>
      <text:p text:style-name="P10">interview/NN</text:p>
      <text:p text:style-name="P10">;/:</text:p>
      <text:p text:style-name="P10">+/VBN</text:p>
      <text:p text:style-name="P10">-RRB-/-RRB-</text:p>
      <text:p text:style-name="P10">dats/VBZ</text:p>
      <text:p text:style-name="P10">how/WRB</text:p>
      <text:p text:style-name="P10">serious/JJ</text:p>
      <text:p text:style-name="P10">da/NN</text:p>
      <text:p text:style-name="P10">money/NN</text:p>
      <text:p text:style-name="P8">is/VBZ</text:p>
      <text:h text:style-name="P17" text:outline-level="3">Parse</text:h>
      <text:p text:style-name="P15"><text:bookmark text:name="parse1"/>(ROOT</text:p>
      <text:p text:style-name="P11"><text:s text:c="2"/><text:span text:style-name="T38">(S</text:span></text:p>
      <text:p text:style-name="P11"><text:s text:c="4"/><text:span text:style-name="T38">(VP (VB Wearn)</text:span></text:p>
      <text:p text:style-name="P11"><text:s text:c="6"/><text:span text:style-name="T38">(SBAR</text:span></text:p>
      <text:p text:style-name="P11"><text:s text:c="8"/><text:span text:style-name="T38">(S</text:span></text:p>
      <text:p text:style-name="P11"><text:s text:c="10"/><text:span text:style-name="T38">(NP</text:span></text:p>
      <text:p text:style-name="P11"><text:s text:c="12"/><text:span text:style-name="T38">(NP (DT a) (NN suit) (NN tomorrow))</text:span></text:p>
      <text:p text:style-name="P11"><text:s text:c="12"/><text:span text:style-name="T38">(PP (IN for)</text:span></text:p>
      <text:p text:style-name="P11"><text:s text:c="14"/><text:span text:style-name="T38">(NP (NN da) (NN interview)))</text:span></text:p>
      <text:p text:style-name="P11"><text:s text:c="12"/><text:span text:style-name="T38">(: ;)</text:span></text:p>
      <text:p text:style-name="P11"><text:s text:c="12"/><text:span text:style-name="T38">(VP (VBN +))</text:span></text:p>
      <text:p text:style-name="P11"><text:s text:c="12"/><text:span text:style-name="T38">(-RRB- -RRB-))</text:span></text:p>
      <text:p text:style-name="P11"><text:s text:c="10"/><text:span text:style-name="T38">(VP (VBZ dats)</text:span></text:p>
      <text:p text:style-name="P11"><text:s text:c="12"/><text:span text:style-name="T38">(SBAR</text:span></text:p>
      <text:p text:style-name="P11"><text:s text:c="14"/><text:span text:style-name="T38">(WHADJP (WRB how) (JJ serious))</text:span></text:p>
      <text:p text:style-name="P11"><text:s text:c="14"/><text:span text:style-name="T38">(S</text:span></text:p>
      <text:p text:style-name="P11"><text:s text:c="16"/><text:span text:style-name="T38">(NP (NN da) (NN money))</text:span></text:p>
      <text:p text:style-name="P11"><text:s text:c="16"/><text:span text:style-name="T38">(VP (VBZ is))))))))))</text:span></text:p>
      <text:h text:style-name="P17" text:outline-level="3">Typed dependencies</text:h>
      <text:p text:style-name="P15">root(ROOT-0, Wearn-1)</text:p>
      <text:p text:style-name="P12">det(tomorrow-4, a-2)</text:p>
      <text:p text:style-name="P12">nn(tomorrow-4, suit-3)</text:p>
      <text:p text:style-name="P12">nsubj(dats-11, tomorrow-4)</text:p>
      <text:p text:style-name="P12">prep(tomorrow-4, for-5)</text:p>
      <text:p text:style-name="P12"><text:soft-page-break/>nn(interview-7, da-6)</text:p>
      <text:p text:style-name="P12">pobj(for-5, interview-7)</text:p>
      <text:p text:style-name="P12">vmod(tomorrow-4, +-9)</text:p>
      <text:p text:style-name="P12">ccomp(Wearn-1, dats-11)</text:p>
      <text:p text:style-name="P12">advmod(serious-13, how-12)</text:p>
      <text:p text:style-name="P12">dep(is-16, serious-13)</text:p>
      <text:p text:style-name="P12">nn(money-15, da-14)</text:p>
      <text:p text:style-name="P12">nsubj(is-16, money-15)</text:p>
      <text:p text:style-name="P12">ccomp(dats-11, is-16)</text:p>
      <text:h text:style-name="P17" text:outline-level="3">Typed dependencies, collapsed</text:h>
      <text:p text:style-name="P15">root(ROOT-0, Wearn-1)</text:p>
      <text:p text:style-name="P12">det(tomorrow-4, a-2)</text:p>
      <text:p text:style-name="P12">nn(tomorrow-4, suit-3)</text:p>
      <text:p text:style-name="P12">nsubj(dats-11, tomorrow-4)</text:p>
      <text:p text:style-name="P12">nn(interview-7, da-6)</text:p>
      <text:p text:style-name="P12">prep_for(tomorrow-4, interview-7)</text:p>
      <text:p text:style-name="P12">vmod(tomorrow-4, +-9)</text:p>
      <text:p text:style-name="P12">ccomp(Wearn-1, dats-11)</text:p>
      <text:p text:style-name="P12">advmod(serious-13, how-12)</text:p>
      <text:p text:style-name="P12">dep(is-16, serious-13)</text:p>
      <text:p text:style-name="P12">nn(money-15, da-14)</text:p>
      <text:p text:style-name="P12">nsubj(is-16, money-15)</text:p>
      <text:p text:style-name="P12">ccomp(dats-11, is-16)</text:p>
      <text:p text:style-name="Text_20_body"><text:line-break/></text:p>
      <text:p text:style-name="Text_20_body"/>
      <text:p text:style-name="P7">Results from cogcomp.cs.illinois.edu:</text:p>
      <text:p text:style-name="P14"><text:span text:style-name="T16">NNP</text:span><text:span text:style-name="T4">|</text:span><text:span text:style-name="T15">Wearn</text:span><text:span text:style-name="T2"> </text:span><text:span text:style-name="T22">DT</text:span><text:span text:style-name="T4">|</text:span><text:span text:style-name="T21">a</text:span><text:span text:style-name="T2"> </text:span><text:span text:style-name="T20">NN</text:span><text:span text:style-name="T4">|</text:span><text:span text:style-name="T19">suit </text:span><text:span text:style-name="T20">NN</text:span><text:span text:style-name="T4">|</text:span><text:span text:style-name="T19">tomorrow</text:span><text:span text:style-name="T2"> </text:span><text:span text:style-name="T14">IN</text:span><text:span text:style-name="T4">|</text:span><text:span text:style-name="T13">for</text:span><text:span text:style-name="T2"> </text:span><text:span text:style-name="T16">NNP</text:span><text:span text:style-name="T4">|</text:span><text:span text:style-name="T15">da</text:span><text:span text:style-name="T2"> </text:span><text:span text:style-name="T20">NN</text:span><text:span text:style-name="T4">|</text:span><text:span text:style-name="T19">interview</text:span><text:span text:style-name="T2"> </text:span><text:span text:style-name="T24">:</text:span><text:span text:style-name="T3"> </text:span><text:span text:style-name="T23">;</text:span><text:span text:style-name="T2"> </text:span><text:span text:style-name="T20">NN</text:span><text:span text:style-name="T4">|</text:span><text:span text:style-name="T19">+</text:span><text:span text:style-name="T2"> </text:span><text:span text:style-name="T24">- RRB-</text:span><text:span text:style-name="T3"> </text:span><text:span text:style-name="T4">|</text:span><text:span text:style-name="T23">) </text:span><text:span text:style-name="T20">NN</text:span><text:span text:style-name="T4">| </text:span><text:span text:style-name="T19">dats</text:span><text:span text:style-name="T2"> </text:span><text:span text:style-name="T33">WRB</text:span><text:span text:style-name="T4">|</text:span><text:span text:style-name="T32">how</text:span><text:span text:style-name="T2"> </text:span><text:span text:style-name="T30">JJ</text:span><text:span text:style-name="T31">|</text:span><text:span text:style-name="T29">serious</text:span><text:span text:style-name="T2"> </text:span><text:span text:style-name="T16">NNP</text:span><text:span text:style-name="T4">|</text:span><text:span text:style-name="T15">da</text:span><text:span text:style-name="T2"> </text:span><text:span text:style-name="T20">NN</text:span><text:span text:style-name="T4">|</text:span><text:span text:style-name="T19">money</text:span><text:span text:style-name="T2"> </text:span><text:span text:style-name="T12">VBZ</text:span><text:span text:style-name="T4">|</text:span><text:span text:style-name="T11">is</text:span></text:p>
      <text:p text:style-name="P23"/>
      <text:p text:style-name="P24"/>
      <text:p text:style-name="P2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9"><text:soft-page-break/>3. Sentence</text:p>
      <text:p text:style-name="P9"><text:s/>“The single most important factor affecting allophonic variation is the</text:p>
      <text:p text:style-name="P9">identity of the surrounding phones.”</text:p>
      <text:p text:style-name="P30">(Taken from the book)</text:p>
      <text:p text:style-name="P9"/>
      <text:p text:style-name="P32">Stanford Results:</text:p>
      <text:h text:style-name="P20" text:outline-level="3">Your query</text:h>
      <text:p text:style-name="P16"><text:span text:style-name="Emphasis"><text:span text:style-name="T1">The single most important factor affecting allophonic variation is the identity of the surrounding phones.</text:span></text:span></text:p>
      <text:h text:style-name="P17" text:outline-level="3">Tagging</text:h>
      <text:p text:style-name="P13">The/DT</text:p>
      <text:p text:style-name="P10">single/JJ</text:p>
      <text:p text:style-name="P10">most/RBS</text:p>
      <text:p text:style-name="P10">important/JJ</text:p>
      <text:p text:style-name="P10">factor/NN</text:p>
      <text:p text:style-name="P10">affecting/VBG</text:p>
      <text:p text:style-name="P10">allophonic/JJ</text:p>
      <text:p text:style-name="P10">variation/NN</text:p>
      <text:p text:style-name="P10">is/VBZ</text:p>
      <text:p text:style-name="P10">the/DT</text:p>
      <text:p text:style-name="P10">identity/NN</text:p>
      <text:p text:style-name="P10">of/IN</text:p>
      <text:p text:style-name="P10">the/DT</text:p>
      <text:p text:style-name="P10">surrounding/VBG</text:p>
      <text:p text:style-name="P10">phones/NNS</text:p>
      <text:p text:style-name="P8">./.</text:p>
      <text:h text:style-name="P17" text:outline-level="3">Parse</text:h>
      <text:p text:style-name="P15"><text:bookmark text:name="parse2"/>(ROOT</text:p>
      <text:p text:style-name="P11"><text:s text:c="2"/><text:span text:style-name="T38">(S</text:span></text:p>
      <text:p text:style-name="P11"><text:s text:c="4"/><text:span text:style-name="T38">(NP</text:span></text:p>
      <text:p text:style-name="P11"><text:s text:c="6"/><text:span text:style-name="T38">(NP (DT The) (JJ single)</text:span></text:p>
      <text:p text:style-name="P11"><text:s text:c="8"/><text:span text:style-name="T38">(ADJP (RBS most) (JJ important))</text:span></text:p>
      <text:p text:style-name="P11"><text:s text:c="8"/><text:span text:style-name="T38">(NN factor))</text:span></text:p>
      <text:p text:style-name="P11"><text:s text:c="6"/><text:span text:style-name="T38">(VP (VBG affecting)</text:span></text:p>
      <text:p text:style-name="P11"><text:s text:c="8"/><text:span text:style-name="T38">(NP (JJ allophonic) (NN variation))))</text:span></text:p>
      <text:p text:style-name="P11"><text:s text:c="4"/><text:span text:style-name="T38">(VP (VBZ is)</text:span></text:p>
      <text:p text:style-name="P11"><text:s text:c="6"/><text:span text:style-name="T38">(NP</text:span></text:p>
      <text:p text:style-name="P11"><text:s text:c="8"/><text:span text:style-name="T38">(NP (DT the) (NN identity))</text:span></text:p>
      <text:p text:style-name="P11"><text:s text:c="8"/><text:span text:style-name="T38">(PP (IN of)</text:span></text:p>
      <text:p text:style-name="P11"><text:s text:c="10"/><text:span text:style-name="T38">(NP (DT the) (VBG surrounding) (NNS phones)))))</text:span></text:p>
      <text:p text:style-name="P11"><text:s text:c="4"/><text:span text:style-name="T38">(. .)))</text:span></text:p>
      <text:h text:style-name="P17" text:outline-level="3">Typed dependencies</text:h>
      <text:p text:style-name="P15">det(factor-5, The-1)</text:p>
      <text:p text:style-name="P12">amod(factor-5, single-2)</text:p>
      <text:p text:style-name="P12"><text:soft-page-break/>advmod(important-4, most-3)</text:p>
      <text:p text:style-name="P12">amod(factor-5, important-4)</text:p>
      <text:p text:style-name="P12">nsubj(identity-11, factor-5)</text:p>
      <text:p text:style-name="P12">vmod(factor-5, affecting-6)</text:p>
      <text:p text:style-name="P12">amod(variation-8, allophonic-7)</text:p>
      <text:p text:style-name="P12">dobj(affecting-6, variation-8)</text:p>
      <text:p text:style-name="P12">cop(identity-11, is-9)</text:p>
      <text:p text:style-name="P12">det(identity-11, the-10)</text:p>
      <text:p text:style-name="P12">root(ROOT-0, identity-11)</text:p>
      <text:p text:style-name="P12">prep(identity-11, of-12)</text:p>
      <text:p text:style-name="P12">det(phones-15, the-13)</text:p>
      <text:p text:style-name="P12">amod(phones-15, surrounding-14)</text:p>
      <text:p text:style-name="P12">pobj(of-12, phones-15)</text:p>
      <text:h text:style-name="P17" text:outline-level="3">Typed dependencies, collapsed</text:h>
      <text:p text:style-name="P15">det(factor-5, The-1)</text:p>
      <text:p text:style-name="P12">amod(factor-5, single-2)</text:p>
      <text:p text:style-name="P12">advmod(important-4, most-3)</text:p>
      <text:p text:style-name="P12">amod(factor-5, important-4)</text:p>
      <text:p text:style-name="P12">nsubj(identity-11, factor-5)</text:p>
      <text:p text:style-name="P12">vmod(factor-5, affecting-6)</text:p>
      <text:p text:style-name="P12">amod(variation-8, allophonic-7)</text:p>
      <text:p text:style-name="P12">dobj(affecting-6, variation-8)</text:p>
      <text:p text:style-name="P12">cop(identity-11, is-9)</text:p>
      <text:p text:style-name="P12">det(identity-11, the-10)</text:p>
      <text:p text:style-name="P12">root(ROOT-0, identity-11)</text:p>
      <text:p text:style-name="P12">det(phones-15, the-13)</text:p>
      <text:p text:style-name="P12">amod(phones-15, surrounding-14)</text:p>
      <text:p text:style-name="P12">prep_of(identity-11, phones-15)</text:p>
      <text:p text:style-name="Text_20_body"><text:line-break/></text:p>
      <text:p text:style-name="Text_20_body"/>
      <text:p text:style-name="Text_20_body"/>
      <text:p text:style-name="Text_20_body"/>
      <text:p text:style-name="Text_20_body"/>
      <text:p text:style-name="P32">SNOW results:</text:p>
      <text:p text:style-name="P35"><text:span text:style-name="T22">DT</text:span><text:span text:style-name="T5">|</text:span><text:span text:style-name="T21">The</text:span><text:span text:style-name="T2"> </text:span><text:span text:style-name="T30">JJ</text:span><text:span text:style-name="T5">|</text:span><text:span text:style-name="T29">single</text:span><text:span text:style-name="T2"> </text:span><text:span text:style-name="T35">RBS</text:span><text:span text:style-name="T5">|</text:span><text:span text:style-name="T34">most</text:span><text:span text:style-name="T2"> </text:span><text:span text:style-name="T30">JJ</text:span><text:span text:style-name="T5">|</text:span><text:span text:style-name="T29">important</text:span><text:span text:style-name="T2"> </text:span><text:span text:style-name="T20">NN</text:span><text:span text:style-name="T5">|</text:span><text:span text:style-name="T19">factor</text:span><text:span text:style-name="T2"> </text:span><text:span text:style-name="T12">VBG</text:span><text:span text:style-name="T5">|</text:span><text:span text:style-name="T11">affecting</text:span><text:span text:style-name="T2"> </text:span><text:span text:style-name="T30">JJ</text:span><text:span text:style-name="T5">|</text:span><text:span text:style-name="T29">allophonic</text:span><text:span text:style-name="T2"> </text:span><text:span text:style-name="T20">NN</text:span><text:span text:style-name="T5">|</text:span><text:span text:style-name="T19">variation</text:span><text:span text:style-name="T2"> </text:span><text:span text:style-name="T12">VBZ</text:span><text:span text:style-name="T5">|</text:span><text:span text:style-name="T11">is</text:span><text:span text:style-name="T2"> </text:span><text:span text:style-name="T22">DT</text:span><text:span text:style-name="T5">|</text:span><text:span text:style-name="T21">the</text:span><text:line-break/><text:span text:style-name="T20">NN</text:span><text:span text:style-name="T5">|</text:span><text:span text:style-name="T19">identity</text:span><text:span text:style-name="T2"> </text:span><text:span text:style-name="T14">IN</text:span><text:span text:style-name="T5">|</text:span><text:span text:style-name="T13">of</text:span><text:span text:style-name="T2"> </text:span><text:span text:style-name="T22">DT</text:span><text:span text:style-name="T5">|</text:span><text:span text:style-name="T21">the</text:span><text:span text:style-name="T2"> </text:span><text:span text:style-name="T12">VBG</text:span><text:span text:style-name="T5">|</text:span><text:span text:style-name="T11">surrounding</text:span><text:span text:style-name="T2"> </text:span><text:span text:style-name="T37">NNS</text:span><text:span text:style-name="T5">|</text:span><text:span text:style-name="T36">phones</text:span><text:span text:style-name="T2"> </text:span><text:span text:style-name="T24">.</text:span><text:span text:style-name="T3"> </text:span><text:span text:style-name="T23">.</text:span></text:p>
      <text:p text:style-name="P35"/>
      <text:p text:style-name="P35"/>
      <text:p text:style-name="P37"/>
      <text:p text:style-name="P36"/>
      <text:p text:style-name="P36"/>
      <text:p text:style-name="P36"/>
      <text:p text:style-name="P36"/>
      <text:p text:style-name="P36"/>
      <text:p text:style-name="P36"/>
      <text:p text:style-name="P36"><text:soft-page-break/></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8">Follow up Questions to First Part:</text:p>
      <text:p text:style-name="P38"/>
      <text:p text:style-name="P39">1.</text:p>
      <text:p text:style-name="P39"><text:tab/>The taggers to not agree on certain tags. In the first sentence, the taggers did not agree on the tag for the word gefillte. Stanford's tagger believed that the tag should have been JJ, while the SNOW tagger tagged it as NN. <text:span text:style-name="T47">In the third sentence both taggers agreed with the structures of the sentence. </text:span>In the second sentence the taggers did not agree on many different words. Below is a list of words tagged differently followed by their tag.</text:p>
      <text:p text:style-name="P25"/>
      <table:table table:name="Table1" table:style-name="Table1">
        <table:table-column table:style-name="Table1.A"/>
        <table:table-row>
          <table:table-cell table:style-name="Table1.A1" office:value-type="string">
            <text:p text:style-name="P28">Different tags for Sentence 2</text:p>
          </table:table-cell>
        </table:table-row>
      </table:table>
      <text:p text:style-name="P29"/>
      <table:table table:name="Table2" table:style-name="Table2">
        <table:table-column table:style-name="Table2.A" table:number-columns-repeated="2"/>
        <table:table-row>
          <table:table-cell table:style-name="Table2.A1" office:value-type="string">
            <text:p text:style-name="P26"><text:span text:style-name="T40">S</text:span>tanford: </text:p>
          </table:table-cell>
          <table:table-cell table:style-name="Table2.B1" office:value-type="string">
            <text:p text:style-name="P26"><text:span text:style-name="T40">SNOW:</text:span></text:p>
          </table:table-cell>
        </table:table-row>
        <table:table-row>
          <table:table-cell table:style-name="Table2.A2" office:value-type="string">
            <text:p text:style-name="P26">wearn / VB</text:p>
          </table:table-cell>
          <table:table-cell table:style-name="Table2.B2" office:value-type="string">
            <text:p text:style-name="P26"><text:span text:style-name="T40">wearn / NNP</text:span></text:p>
          </table:table-cell>
        </table:table-row>
        <table:table-row>
          <table:table-cell table:style-name="Table2.A2" office:value-type="string">
            <text:p text:style-name="P26">+ / VBN</text:p>
          </table:table-cell>
          <table:table-cell table:style-name="Table2.B2" office:value-type="string">
            <text:p text:style-name="P26"><text:s/>+ / NN</text:p>
          </table:table-cell>
        </table:table-row>
        <table:table-row>
          <table:table-cell table:style-name="Table2.A2" office:value-type="string">
            <text:p text:style-name="P26">dats = VBZ</text:p>
          </table:table-cell>
          <table:table-cell table:style-name="Table2.B2" office:value-type="string">
            <text:p text:style-name="P26">dats / NN</text:p>
          </table:table-cell>
        </table:table-row>
        <table:table-row>
          <table:table-cell table:style-name="Table2.A2" office:value-type="string">
            <text:p text:style-name="P29"><text:span text:style-name="T49">da / NN<text:tab/></text:span></text:p>
          </table:table-cell>
          <table:table-cell table:style-name="Table2.B2" office:value-type="string">
            <text:p text:style-name="P29"><text:span text:style-name="T45">d</text:span><text:span text:style-name="T42">a / NNP</text:span></text:p>
          </table:table-cell>
        </table:table-row>
      </table:table>
      <text:p text:style-name="P27"/>
      <text:p text:style-name="P28"><text:span text:style-name="T42">F</text:span><text:span text:style-name="T41">ormat: (word) / (tag)</text:span></text:p>
      <text:p text:style-name="P28"/>
      <text:p text:style-name="P33"><text:soft-page-break/><text:span text:style-name="T41">2.</text:span></text:p>
      <text:p text:style-name="P33"/>
      <text:p text:style-name="P33"><text:span text:style-name="T41">Analysis of First Sentence:</text:span></text:p>
      <text:p text:style-name="P33"/>
      <text:p text:style-name="P33"><text:span text:style-name="T41">I personally agree with the tagging done by the Stanford tagger, I believe that the SNOW tagger did not tag gefillte right as it is an adjective describing a kind of fish.</text:span></text:p>
      <text:p text:style-name="P33"/>
      <text:p text:style-name="P33"/>
      <text:p text:style-name="P33"><text:span text:style-name="T41">Analysis of the Second Sentence:</text:span></text:p>
      <text:p text:style-name="P33"/>
      <text:p text:style-name="P33"><text:span text:style-name="T41">SNOW tagged “wearn” as a proper noun, but as it is slang for “wearing”, it shoud have been tagged as a verb. Stanford and SNOW both tagged the word “da” wrong, as it is slang for the word “the , in this case it should be DT. </text:span><text:span text:style-name="T43">Both taggers had issues with interpreting the ascii smiley face “;+)” which really has no tag, unless Penn Treebank decides to at a tag for emoticons. </text:span><text:span text:style-name="T44">The word “dats” is really a contraction of the words, “that” and “is”; therefore, we could give it its own tag, which would solve the tagging problem, or treat it as two words for which we would tag it as both DT for “that” and VBZ for “is”. </text:span><text:span text:style-name="T46">And, in conclusion, the word “da” was tagged as a noun in both systems, but since “da” is really slang for “the” it sould be tagged as a DT.</text:span></text:p>
      <text:p text:style-name="P33"/>
      <text:p text:style-name="P33"/>
      <text:p text:style-name="P34"><text:span text:style-name="T46">A</text:span><text:span text:style-name="T41">nalysis of the third sentence:</text:span></text:p>
      <text:p text:style-name="P34"><text:span text:style-name="T41">Both taggers did a relatively good job of tagging the sentence although the word “surrounding” was tagged as a present verb when it should have been tagged as an adjective (JJ) describing the noun “phon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Helvetica, Arial, sans-serif"/>
    <style:font-face style:name="Lucida Sans" svg:font-family="'Lucida Sans', Arial, Helvetica, sans-serif"/>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1T19:41:26.175255254</meta:creation-date>
    <dc:date>2015-03-02T17:23:57.714054940</dc:date>
    <meta:editing-duration>PT1H50M1S</meta:editing-duration>
    <meta:editing-cycles>22</meta:editing-cycles>
    <meta:generator>LibreOffice/4.3.3.2$Linux_x86 LibreOffice_project/430m0$Build-2</meta:generator>
    <meta:document-statistic meta:table-count="2" meta:image-count="0" meta:object-count="0" meta:page-count="9" meta:paragraph-count="268" meta:word-count="976" meta:character-count="7474" meta:non-whitespace-character-count="6069"/>
  </office:meta>
</office:document-meta>
</file>